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各地の制圧よりも、まずは熾天少女の
打破を最優先目標とすることでよろしいですね、
カラット様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異存はない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安心してから人間界征服に臨みたいよ
ね～！！　え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まずは何より敵を知る必要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再び各地を回り、やつらに関する情報を
集めて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よろしくね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でに今夜のハンバーグの材料の調達も
頼む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りました。　では、行って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うお話は終わりました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、トイレに、い、行かせてください！！
本当に限界なんです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？　見え透いたウソを言う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を監禁してから、まだ1時間半くらいしか
経ってない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来た時はあんなに余裕そうだったのに、そんな
急に限界になるわけないだ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来る前からしたかったんです！　あ、あと、
水を大量に飲んでしまっ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ほんとに、も、もぅ・・・っ！！
（くねくね、すりすり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われたって、お前、捕虜なんだ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由にさせるわけにはいか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ぁ・・・っ！！</text:p>
          </table:table-cell>
          <table:table-cell table:style-name="ce0" office:value-type="string">
            <text:p>544#64</text:p>
          </table:table-cell>
          <table:table-cell table:style-name="ce0"/>
          <table:table-cell table:style-name="ce0" office:value-type="string">
            <text:p>Y-You must be joking...!!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、確実にお漏らししちゃ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ったいどうすれば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たすら耐え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め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だ・・・何も浮かばな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にかく、誰か助けが来るまで、ひたすら
　我慢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・・・考えてる余裕なんて
　もう無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、と、とにかく限界なんです！　漏れちゃい
そうなんで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から、ト、トイレに・・・おしっこに
行かせて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るさい！　ダメなものはダ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以上騒ぐと、服脱がせちゃう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誰か早く助けに来てぇ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